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6.265cm"/>
    </style:style>
    <style:style style:name="co6" style:family="table-column">
      <style:table-column-properties fo:break-before="auto" style:column-width="5.309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3.076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24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328cm"/>
    </style:style>
    <style:style style:name="co13" style:family="table-column">
      <style:table-column-properties fo:break-before="auto" style:column-width="2.741cm"/>
    </style:style>
    <style:style style:name="co14" style:family="table-column">
      <style:table-column-properties fo:break-before="auto" style:column-width="1.314cm"/>
    </style:style>
    <style:style style:name="co15" style:family="table-column">
      <style:table-column-properties fo:break-before="auto" style:column-width="6.322cm"/>
    </style:style>
    <style:style style:name="co16" style:family="table-column">
      <style:table-column-properties fo:break-before="auto" style:column-width="2.993cm"/>
    </style:style>
    <style:style style:name="co17" style:family="table-column">
      <style:table-column-properties fo:break-before="auto" style:column-width="2.656cm"/>
    </style:style>
    <style:style style:name="co18" style:family="table-column">
      <style:table-column-properties fo:break-before="auto" style:column-width="2.88cm"/>
    </style:style>
    <style:style style:name="co19" style:family="table-column">
      <style:table-column-properties fo:break-before="auto" style:column-width="1.566cm"/>
    </style:style>
    <style:style style:name="co20" style:family="table-column">
      <style:table-column-properties fo:break-before="auto" style:column-width="2.154cm"/>
    </style:style>
    <style:style style:name="co21" style:family="table-column">
      <style:table-column-properties fo:break-before="auto" style:column-width="2.574cm"/>
    </style:style>
    <style:style style:name="co22" style:family="table-column">
      <style:table-column-properties fo:break-before="auto" style:column-width="1.774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1" style:font-name-asian="WenQuanYi Micro Hei" style:font-name-complex="Lohit Hindi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weight="bold" style:font-name-asian="WenQuanYi Micro Hei" style:font-weight-asian="bold" style:font-name-complex="Lohit Hindi" style:font-weight-complex="bold"/>
    </style:style>
    <style:style style:name="ce1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" fo:font-weight="bold" style:font-name-asian="WenQuanYi Micro Hei" style:font-weight-asian="bold" style:font-name-complex="Lohit Hindi" style:font-weight-complex="bold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style:font-name="Arial1" style:font-name-asian="WenQuanYi Micro Hei" style:font-name-complex="Lohit Hindi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font-name="Arial1" fo:font-weight="bold" style:font-name-asian="WenQuanYi Micro Hei" style:font-weight-asian="bold" style:font-name-complex="Lohit Hindi" style:font-weight-complex="bold"/>
    </style:style>
    <style:style style:name="ce36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37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3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4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8"/>
        <table:table-column table:style-name="co8" table:default-cell-style-name="ce26"/>
        <table:table-column table:style-name="co9" table:default-cell-style-name="ce11"/>
        <table:table-column table:style-name="co9" table:default-cell-style-name="ce18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19" table:default-cell-style-name="ce11"/>
        <table:table-column table:style-name="co20" table:default-cell-style-name="ce11"/>
        <table:table-column table:style-name="co13" table:number-columns-repeated="2" table:default-cell-style-name="ce11"/>
        <table:table-column table:style-name="co22" table:number-columns-repeated="997" table:default-cell-style-name="Default"/>
        <table:table-row table:style-name="ro1">
          <table:table-cell table:style-name="ce1" table:number-columns-repeated="6"/>
          <table:table-cell table:style-name="ce17"/>
          <table:table-cell table:style-name="ce25"/>
          <table:table-cell table:style-name="ce31"/>
          <table:table-cell table:style-name="ce34" table:number-columns-repeated="4"/>
          <table:table-cell table:style-name="ce31" table:number-columns-repeated="7"/>
          <table:table-cell table:style-name="ce42"/>
          <table:table-cell table:style-name="ce31" table:number-columns-repeated="2"/>
          <table:table-cell table:style-name="ce42"/>
          <table:table-cell table:style-name="ce31" table:number-columns-repeated="2"/>
          <table:table-cell table:style-name="ce42"/>
          <table:table-cell table:number-columns-repeated="997"/>
        </table:table-row>
        <table:table-row-group>
          <table:table-row-group>
            <table:table-row-group>
              <table:table-row table:style-name="ro1">
                <table:table-cell table:style-name="ce2"/>
                <table:table-cell/>
                <table:table-cell table:style-name="ce14" office:value-type="string" table:number-columns-spanned="4" table:number-rows-spanned="1">
                  <text:p>SERVICE TAX REPORT</text:p>
                </table:table-cell>
                <table:covered-table-cell table:number-columns-repeated="3"/>
                <table:table-cell table:number-columns-repeated="8"/>
                <table:table-cell table:style-name="ce36"/>
                <table:table-cell/>
                <table:table-cell table:style-name="ce26" table:number-columns-repeated="2"/>
                <table:table-cell table:style-name="ce41"/>
                <table:table-cell table:style-name="ce26"/>
                <table:table-cell table:style-name="ce41" table:number-columns-repeated="4"/>
                <table:table-cell/>
                <table:table-cell table:style-name="ce26"/>
                <table:table-cell table:number-columns-repeated="998"/>
              </table:table-row>
              <table:table-row table:style-name="ro1">
                <table:table-cell table:style-name="ce3" office:value-type="float" office:value="1">
                  <text:p>1</text:p>
                </table:table-cell>
                <table:table-cell table:style-name="ce12" office:value-type="string" table:number-columns-spanned="7" table:number-rows-spanned="1">
                  <text:p>NAME OF THE ASSESSEE : V.V.TITANIUM PIGMENTS PRIVATE LTD <text:s text:c="78"/></text:p>
                </table:table-cell>
                <table:covered-table-cell table:style-name="ce15"/>
                <table:covered-table-cell table:number-columns-repeated="5"/>
                <table:table-cell table:number-columns-repeated="1016"/>
              </table:table-row>
              <table:table-row table:style-name="ro1">
                <table:table-cell table:style-name="ce4" office:value-type="float" office:value="2">
                  <text:p>2</text:p>
                </table:table-cell>
                <table:table-cell table:style-name="ce12" office:value-type="string" table:number-columns-spanned="7" table:number-rows-spanned="1">
                  <text:p>SERVICE TAX REGISTRATION NUMBER : AADCV7723PSD001 </text:p>
                </table:table-cell>
                <table:covered-table-cell table:number-columns-repeated="6"/>
                <table:table-cell table:number-columns-repeated="6"/>
                <table:table-cell table:style-name="ce36"/>
                <table:table-cell/>
                <table:table-cell table:style-name="ce26" table:number-columns-repeated="2"/>
                <table:table-cell table:style-name="ce41"/>
                <table:table-cell table:style-name="ce26"/>
                <table:table-cell table:style-name="ce41" table:number-columns-repeated="4"/>
                <table:table-cell/>
                <table:table-cell table:style-name="ce26"/>
                <table:table-cell table:number-columns-repeated="998"/>
              </table:table-row>
              <table:table-row table:style-name="ro2">
                <table:table-cell table:style-name="ce5" office:value-type="float" office:value="3">
                  <text:p>3</text:p>
                </table:table-cell>
                <table:table-cell table:style-name="ce12" office:value-type="string" table:number-columns-spanned="7" table:number-rows-spanned="1">
                  <text:p>Service Tax Report for the Period : <text:s/><text:span text:style-name="T1"><text:a xlink:href="python://get_date_from()" xlink:type="simple">get_date_from</text:a></text:span> - <text:span text:style-name="T1"><text:a xlink:href="python://get_date_to()" xlink:type="simple">get_date_to</text:a></text:span></text:p>
                </table:table-cell>
                <table:covered-table-cell table:number-columns-repeated="6"/>
                <table:table-cell table:number-columns-repeated="6"/>
                <table:table-cell table:style-name="ce36"/>
                <table:table-cell/>
                <table:table-cell table:style-name="ce26" table:number-columns-repeated="2"/>
                <table:table-cell table:style-name="ce41" table:number-columns-repeated="6"/>
                <table:table-cell/>
                <table:table-cell table:style-name="ce26"/>
                <table:table-cell table:number-columns-repeated="998"/>
              </table:table-row>
              <table:table-row table:style-name="ro1">
                <table:table-cell table:style-name="ce6" office:value-type="string">
                  <text:p>S. No</text:p>
                </table:table-cell>
                <table:table-cell table:style-name="ce13" office:value-type="string">
                  <text:p>Date</text:p>
                </table:table-cell>
                <table:table-cell table:style-name="ce16" office:value-type="string">
                  <text:p>Bill No</text:p>
                </table:table-cell>
                <table:table-cell table:style-name="ce6" office:value-type="string">
                  <text:p>Bill Date</text:p>
                </table:table-cell>
                <table:table-cell table:style-name="ce6" office:value-type="string">
                  <text:p>Invoice Number</text:p>
                </table:table-cell>
                <table:table-cell table:style-name="ce6" office:value-type="string">
                  <text:p>Party Name</text:p>
                </table:table-cell>
                <table:table-cell table:style-name="ce19" office:value-type="string">
                  <text:p>Open Balance</text:p>
                </table:table-cell>
                <table:table-cell table:style-name="ce27" office:value-type="string">
                  <text:p>Taxable Amount</text:p>
                </table:table-cell>
                <table:table-cell table:style-name="ce32" office:value-type="string">
                  <text:p>Service Tax Rate</text:p>
                </table:table-cell>
                <table:table-cell table:style-name="ce35" office:value-type="string">
                  <text:p>Service Tax</text:p>
                </table:table-cell>
                <table:table-cell table:style-name="ce33" office:value-type="string">
                  <text:p>Total</text:p>
                </table:table-cell>
                <table:table-cell table:style-name="ce33" office:value-type="string">
                  <text:p>Debit</text:p>
                </table:table-cell>
                <table:table-cell table:style-name="ce33" office:value-type="string">
                  <text:p>Closing Balance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6"/>
                <table:table-cell table:style-name="ce13"/>
                <table:table-cell table:style-name="ce16"/>
                <table:table-cell table:style-name="ce6" table:number-columns-repeated="3"/>
                <table:table-cell table:style-name="ce20"/>
                <table:table-cell table:style-name="ce27"/>
                <table:table-cell table:style-name="ce32"/>
                <table:table-cell table:style-name="ce35"/>
                <table:table-cell table:style-name="ce33" table:number-columns-repeated="3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for%20each=%22seq,line%20in%20enumerate(get_invoice())%22" xlink:type="simple">for</text:a></text:span></text:p>
                </table:table-cell>
                <table:table-cell table:style-name="ce9" table:number-columns-repeated="5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8" office:value-type="string">
                  <text:p><text:span text:style-name="T1"><text:a xlink:href="python://seq+1" xlink:type="simple">seq</text:a></text:span></text:p>
                </table:table-cell>
                <table:table-cell table:style-name="ce8" office:value-type="string">
                  <text:p><text:a xlink:href="python://convert_date(get_invoice_details(line.id,'invdate'))%20or%20False" xlink:type="simple">date</text:a></text:p>
                </table:table-cell>
                <table:table-cell table:style-name="ce8" office:value-type="string">
                  <text:p><text:a xlink:href="python://get_invoice_details(line.id,'billno')%20or%20''" xlink:type="simple">billno</text:a></text:p>
                </table:table-cell>
                <table:table-cell table:style-name="ce8" office:value-type="string">
                  <text:p><text:a xlink:href="python://convert_date(get_invoice_details(line.id,'billdate'))%20or%20False" xlink:type="simple">bill_date</text:a></text:p>
                </table:table-cell>
                <table:table-cell table:style-name="ce8" office:value-type="string">
                  <text:p><text:a xlink:href="python://get_invoice_details(line.id,'invname')%20or%20''" xlink:type="simple">inv_no</text:a></text:p>
                </table:table-cell>
                <table:table-cell table:style-name="ce8" office:value-type="string">
                  <text:p><text:a xlink:href="python://get_invoice_details(line.id,'partner')%20or%20''" xlink:type="simple">partner</text:a></text:p>
                </table:table-cell>
                <table:table-cell table:style-name="ce22" office:value-type="string">
                  <text:p><text:a xlink:href="python://get_total_openbal(line.id or '') +  get_opening_balance() or 0.00" xlink:type="simple">open</text:a></text:p>
                </table:table-cell>
                <table:table-cell table:style-name="ce29" office:value-type="string">
                  <text:p><text:a xlink:href="python://get_invoice_details(line.id,'netamt') or 0.00" xlink:type="simple">net_amnt</text:a></text:p>
                </table:table-cell>
                <table:table-cell table:style-name="ce5" office:value-type="string">
                  <text:p><text:a xlink:href="python://get_invoice_details(line.id,'tax')%20or%20''" xlink:type="simple">tax</text:a></text:p>
                </table:table-cell>
                <table:table-cell table:style-name="ce22" office:value-type="string">
                  <text:p><text:a xlink:href="python://line.debit%20or%200.00" xlink:type="simple">ser_tax</text:a></text:p>
                </table:table-cell>
                <table:table-cell table:style-name="ce22" office:value-type="string">
                  <text:p><text:a xlink:href="python://get_total_openbal(line.id or '') +  get_opening_balance() + line.debit or 0.00" xlink:type="simple">total</text:a></text:p>
                </table:table-cell>
                <table:table-cell table:style-name="ce28" office:value-type="string">
                  <text:p><text:a xlink:href="python://0.00" xlink:type="simple">debit</text:a></text:p>
                </table:table-cell>
                <table:table-cell table:style-name="ce22" office:value-type="string">
                  <text:p><text:a xlink:href="python://get_total_openbal(line.id or '') +  get_opening_balance() + line.debit or 0.00" xlink:type="simple">close</text:a>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7" office:value-type="string">
                  <text:p><text:span text:style-name="T1"><text:a xlink:href="python:///for" xlink:type="simple">end for</text:a></text:span></text:p>
                </table:table-cell>
                <table:table-cell table:style-name="ce9" table:number-columns-repeated="5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23"/>
                <table:table-cell table:style-name="ce28"/>
                <table:table-cell table:style-name="ce9"/>
                <table:table-cell table:style-name="ce21"/>
                <table:table-cell table:style-name="ce22" office:value-type="string">
                  <text:p><text:a xlink:href="python://get_tot_closing_bal() or 0.00" xlink:type="simple">tot_bal</text:a></text:p>
                </table:table-cell>
                <table:table-cell table:style-name="ce28" office:value-type="string">
                  <text:p><text:a xlink:href="python://get_debit_balance() or 0.00" xlink:type="simple">tot_debit</text:a></text:p>
                </table:table-cell>
                <table:table-cell table:style-name="ce28" office:value-type="string">
                  <text:p><text:a xlink:href="python://get_tot_closing_bal() - get_debit_balance() or 0.00" xlink:type="simple">total_closing</text:a></text:p>
                </table:table-cell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2">
                <table:table-cell table:style-name="ce9" table:number-columns-repeated="6"/>
                <table:table-cell table:style-name="ce21"/>
                <table:table-cell table:style-name="ce28"/>
                <table:table-cell table:style-name="ce33" office:value-type="string">
                  <text:p>Total</text:p>
                </table:table-cell>
                <table:table-cell table:style-name="ce22" office:value-type="string">
                  <text:p><text:a xlink:href="python://get_total_service_tax()%20or%200.00" xlink:type="simple">total_ser</text:a></text:p>
                </table:table-cell>
                <table:table-cell table:style-name="ce21" table:number-columns-repeated="3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1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9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2"/>
                <table:table-cell table:style-name="ce28"/>
                <table:table-cell table:style-name="ce39" table:number-columns-repeated="2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6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4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7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8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/>
                <table:table-cell table:style-name="ce28"/>
                <table:table-cell table:style-name="ce39" table:number-columns-repeated="4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5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2"/>
                <table:table-cell table:style-name="ce39" table:number-columns-repeated="6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2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 table:number-columns-repeated="3"/>
                <table:table-cell table:style-name="ce39" table:number-columns-repeated="5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24"/>
              <table:table-cell table:style-name="ce30"/>
              <table:table-cell table:style-name="ce10"/>
              <table:table-cell table:style-name="ce24" table:number-columns-repeated="4"/>
              <table:table-cell table:style-name="ce10"/>
              <table:table-cell table:style-name="ce38"/>
              <table:table-cell table:style-name="ce10"/>
              <table:table-cell table:style-name="ce30" table:number-columns-repeated="4"/>
              <table:table-cell table:style-name="ce40"/>
              <table:table-cell table:style-name="ce30" table:number-columns-repeated="2"/>
              <table:table-cell table:style-name="ce40"/>
              <table:table-cell table:style-name="ce10"/>
              <table:table-cell table:style-name="ce30"/>
              <table:table-cell table:style-name="ce10"/>
              <table:table-cell table:style-name="ce4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24"/>
            <table:table-cell table:style-name="ce30"/>
            <table:table-cell table:style-name="ce10"/>
            <table:table-cell table:style-name="ce24" table:number-columns-repeated="4"/>
            <table:table-cell table:style-name="ce10"/>
            <table:table-cell table:style-name="ce38"/>
            <table:table-cell table:style-name="ce10"/>
            <table:table-cell table:style-name="ce30" table:number-columns-repeated="4"/>
            <table:table-cell table:style-name="ce40"/>
            <table:table-cell table:style-name="ce30" table:number-columns-repeated="2"/>
            <table:table-cell table:style-name="ce40"/>
            <table:table-cell table:style-name="ce10"/>
            <table:table-cell table:style-name="ce30"/>
            <table:table-cell table:style-name="ce10"/>
            <table:table-cell table:style-name="ce43" table:number-columns-repeated="989"/>
            <table:table-cell table:number-columns-repeated="8"/>
          </table:table-row>
          <table:table-row-group>
            <table:table-row-group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 table:number-rows-repeated="3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7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  <table:table-row table:style-name="ro1">
                <table:table-cell table:style-name="ce9" table:number-columns-repeated="6"/>
                <table:table-cell table:style-name="ce21"/>
                <table:table-cell table:style-name="ce28"/>
                <table:table-cell table:style-name="ce9"/>
                <table:table-cell table:style-name="ce21" table:number-columns-repeated="4"/>
                <table:table-cell table:style-name="ce9"/>
                <table:table-cell table:style-name="ce37"/>
                <table:table-cell table:style-name="ce9"/>
                <table:table-cell table:style-name="ce28"/>
                <table:table-cell table:style-name="ce39" table:number-columns-repeated="4"/>
                <table:table-cell table:style-name="ce28" table:number-columns-repeated="2"/>
                <table:table-cell table:style-name="ce39"/>
                <table:table-cell table:style-name="ce9"/>
                <table:table-cell table:style-name="ce28"/>
                <table:table-cell table:style-name="ce9"/>
                <table:table-cell table:style-name="ce43" table:number-columns-repeated="989"/>
                <table:table-cell table:number-columns-repeated="8"/>
              </table:table-row>
            </table:table-row-group>
            <table:table-row table:style-name="ro1">
              <table:table-cell table:style-name="ce10" table:number-columns-repeated="6"/>
              <table:table-cell table:style-name="ce24"/>
              <table:table-cell table:style-name="ce30"/>
              <table:table-cell table:style-name="ce10"/>
              <table:table-cell table:style-name="ce24" table:number-columns-repeated="4"/>
              <table:table-cell table:style-name="ce10"/>
              <table:table-cell table:style-name="ce38"/>
              <table:table-cell table:style-name="ce10"/>
              <table:table-cell table:style-name="ce30"/>
              <table:table-cell table:style-name="ce40" table:number-columns-repeated="4"/>
              <table:table-cell table:style-name="ce30" table:number-columns-repeated="2"/>
              <table:table-cell table:style-name="ce40"/>
              <table:table-cell table:style-name="ce10"/>
              <table:table-cell table:style-name="ce30"/>
              <table:table-cell table:style-name="ce10"/>
              <table:table-cell table:style-name="ce43" table:number-columns-repeated="989"/>
              <table:table-cell table:number-columns-repeated="8"/>
            </table:table-row>
          </table:table-row-group>
          <table:table-row table:style-name="ro1">
            <table:table-cell table:style-name="ce10" table:number-columns-repeated="6"/>
            <table:table-cell table:style-name="ce24"/>
            <table:table-cell table:style-name="ce30"/>
            <table:table-cell table:style-name="ce10"/>
            <table:table-cell table:style-name="ce24" table:number-columns-repeated="4"/>
            <table:table-cell table:style-name="ce10"/>
            <table:table-cell table:style-name="ce38"/>
            <table:table-cell table:style-name="ce10"/>
            <table:table-cell table:style-name="ce30"/>
            <table:table-cell table:style-name="ce40" table:number-columns-repeated="4"/>
            <table:table-cell table:style-name="ce30" table:number-columns-repeated="2"/>
            <table:table-cell table:style-name="ce40"/>
            <table:table-cell table:style-name="ce10"/>
            <table:table-cell table:style-name="ce30"/>
            <table:table-cell table:style-name="ce10"/>
            <table:table-cell table:style-name="ce43" table:number-columns-repeated="989"/>
            <table:table-cell table:number-columns-repeated="8"/>
          </table:table-row>
        </table:table-row-group>
        <table:table-row table:style-name="ro1">
          <table:table-cell table:style-name="ce10" table:number-columns-repeated="6"/>
          <table:table-cell table:style-name="ce24"/>
          <table:table-cell table:style-name="ce30"/>
          <table:table-cell table:style-name="ce10"/>
          <table:table-cell table:style-name="ce24" table:number-columns-repeated="4"/>
          <table:table-cell table:style-name="ce10"/>
          <table:table-cell table:style-name="ce38"/>
          <table:table-cell table:style-name="ce10"/>
          <table:table-cell table:style-name="ce30" table:number-columns-repeated="4"/>
          <table:table-cell table:style-name="ce40"/>
          <table:table-cell table:style-name="ce30" table:number-columns-repeated="2"/>
          <table:table-cell table:style-name="ce40"/>
          <table:table-cell table:style-name="ce10"/>
          <table:table-cell table:style-name="ce30"/>
          <table:table-cell table:style-name="ce10"/>
          <table:table-cell table:style-name="ce43" table:number-columns-repeated="989"/>
          <table:table-cell table:number-columns-repeated="8"/>
        </table:table-row>
        <table:table-row table:style-name="ro1" table:number-rows-repeated="10482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8-07T16:49:43</dc:date>
    <meta:editing-cycles>335</meta:editing-cycles>
    <meta:generator>LibreOffice/3.5$Linux_x86 LibreOffice_project/350m1$Build-2</meta:generator>
    <meta:editing-duration>P6DT4H26M19S</meta:editing-duration>
    <dc:creator>TP172 </dc:creator>
    <meta:document-statistic meta:table-count="1" meta:cell-count="40" meta:object-count="0"/>
    <meta:template xlink:type="simple" xlink:actuate="onRequest" xlink:title="Normal.dotm" xlink:href=""/>
  </office:meta>
</office:document-meta>
</file>